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lwgMono" svg:font-family="Tlwg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Ital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ole-draw-aspect="1"/>
    </style:style>
    <style:style style:name="gr3" style:family="graphic" style:parent-style-name="standard">
      <style:graphic-properties draw:stroke="none" svg:stroke-color="#000000" draw:fill="none" draw:fill-color="#ffffff" draw:auto-grow-height="true" draw:auto-grow-width="false" fo:max-height="0cm" fo:min-height="2.036cm"/>
    </style:style>
    <style:style style:name="gr4" style:family="graphic" style:parent-style-name="standard">
      <style:graphic-properties draw:stroke="none" svg:stroke-color="#000000" draw:fill="none" draw:fill-color="#ffffff" draw:auto-grow-height="true" draw:auto-grow-width="false" fo:max-height="0cm" fo:min-height="5.896cm"/>
    </style:style>
    <style:style style:name="gr5" style:family="graphic" style:parent-style-name="standard">
      <style:graphic-properties draw:stroke="none" svg:stroke-color="#000000" draw:fill="none" draw:fill-color="#ffffff" draw:auto-grow-height="true" draw:auto-grow-width="false" fo:max-height="0cm" fo:min-height="8.093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list-style-name="L2">
      <style:graphic-properties fo:min-height="11.929cm"/>
    </style:style>
    <style:style style:name="pr5" style:family="presentation" style:parent-style-name="Default-outline1">
      <style:graphic-properties fo:min-height="11.929cm"/>
    </style:style>
    <style:style style:name="P1" style:family="paragraph">
      <style:text-properties fo:font-size="40pt" style:font-size-asian="40pt" style:font-size-complex="40pt"/>
    </style:style>
    <style:style style:name="P2" style:family="paragraph">
      <style:text-properties fo:font-size="24pt" style:font-size-asian="24pt" style:font-size-complex="24pt"/>
    </style:style>
    <style:style style:name="P3" style:family="paragraph">
      <style:text-properties fo:font-size="44pt" style:font-size-asian="44pt" style:font-size-complex="44pt"/>
    </style:style>
    <style:style style:name="P4" style:family="paragraph">
      <style:text-properties fo:font-size="32pt" style:font-size-asian="32pt" style:font-size-complex="32pt"/>
    </style:style>
    <style:style style:name="P5" style:family="paragraph">
      <style:text-properties fo:font-size="20pt"/>
    </style:style>
    <style:style style:name="P6" style:family="paragraph">
      <style:paragraph-properties fo:text-align="center"/>
    </style:style>
    <style:style style:name="P7" style:family="paragraph">
      <style:text-properties fo:color="#3333ff"/>
    </style:style>
    <style:style style:name="T1" style:family="text">
      <style:text-properties fo:font-size="40pt" style:font-size-asian="40pt" style:font-size-complex="40pt"/>
    </style:style>
    <style:style style:name="T2" style:family="text">
      <style:text-properties fo:font-size="24pt" style:font-size-asian="24pt" style:font-size-complex="24pt"/>
    </style:style>
    <style:style style:name="T3" style:family="text">
      <style:text-properties fo:font-size="44pt" style:font-size-asian="44pt" style:font-size-complex="44pt"/>
    </style:style>
    <style:style style:name="T4" style:family="text">
      <style:text-properties fo:font-size="32pt" style:font-size-asian="32pt" style:font-size-complex="32pt"/>
    </style:style>
    <style:style style:name="T5" style:family="text">
      <style:text-properties fo:color="#ff3333" fo:font-weight="bold" style:font-weight-asian="bold" style:font-weight-complex="bold"/>
    </style:style>
    <style:style style:name="T6" style:family="text">
      <style:text-properties fo:color="#000000" fo:font-weight="normal" style:font-weight-asian="normal" style:font-weight-complex="normal"/>
    </style:style>
    <style:style style:name="T7" style:family="text">
      <style:text-properties fo:color="#3333ff" fo:font-weight="bold" style:font-weight-asian="bold" style:font-weight-complex="bold"/>
    </style:style>
    <style:style style:name="T8" style:family="text">
      <style:text-properties fo:color="#000000" fo:font-weight="bold" style:font-weight-asian="bold" style:font-weight-complex="bold"/>
    </style:style>
    <style:style style:name="T9" style:family="text">
      <style:text-properties fo:color="#ff3333" fo:font-weight="normal" style:font-weight-asian="normal" style:font-weight-complex="normal"/>
    </style:style>
    <style:style style:name="T10" style:family="text">
      <style:text-properties fo:color="#3333ff"/>
    </style:style>
    <style:style style:name="T11" style:family="text">
      <style:text-properties fo:color="#3333ff" fo:font-weight="normal" style:font-weight-asian="normal" style:font-weight-complex="normal"/>
    </style:style>
    <style:style style:name="T12" style:family="text">
      <style:text-properties fo:color="#ff3333"/>
    </style:style>
    <style:style style:name="T13" style:family="text">
      <style:text-properties fo:color="#000000"/>
    </style:style>
    <style:style style:name="T14" style:family="text">
      <style:text-properties style:font-name="TlwgMono" fo:font-size="18pt" style:font-size-asian="18pt" style:font-size-complex="18pt"/>
    </style:style>
    <style:style style:name="T15" style:family="text">
      <style:text-properties style:font-name="Liberation Sans1"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7cm" presentation:class="title">
          <draw:text-box>
            <text:p><text:span text:style-name="T1">Integrating Pattern Matching within String Scanning</text:span></text:p>
          </draw:text-box>
        </draw:frame>
        <draw:frame presentation:style-name="pr2" draw:text-style-name="P2" draw:layer="layout" svg:width="25.199cm" svg:height="12.179cm" svg:x="1.4cm" svg:y="4.914cm" presentation:class="subtitle">
          <draw:text-box>
            <text:p><text:span text:style-name="T2">The goal of this project is to make the pattern data type accessible to the Unicon string scanning control structure and vice versa; and also make the pattern operators and functions lexically consistent with Unicon. </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text:span text:style-name="T1">John H. Goettsche's Background</text:span></text:p>
          </draw:text-box>
        </draw:frame>
        <draw:frame presentation:style-name="pr4" draw:layer="layout" svg:width="25.199cm" svg:height="12.179cm" svg:x="1.4cm" svg:y="4.914cm" presentation:class="outline">
          <draw:text-box>
            <text:list text:style-name="L2">
              <text:list-item>
                <text:p><text:span text:style-name="T2">B. Fine Arts, University of Idaho, 1991</text:span></text:p>
              </text:list-item>
              <text:list-item>
                <text:p><text:span text:style-name="T2">B.S. Cartography, University of Idaho, 1993</text:span></text:p>
              </text:list-item>
              <text:list-item>
                <text:p><text:span text:style-name="T2">Idaho Professional Land Surveyor, #9584, 2000</text:span></text:p>
              </text:list-item>
              <text:list-item>
                <text:p><text:span text:style-name="T2">B.S. Computer Science, Eastern Oregon University, 2013</text:span></text:p>
                <text:p><text:span text:style-name="T2"/></text:p>
              </text:list-item>
              <text:list-item>
                <text:p><text:span text:style-name="T2">Master's Student in Computer Science, </text:span></text:p>
                <text:p><text:span text:style-name="T2">University of Idaho, 2013-present</text:span></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text-style-name="P3" draw:layer="layout" svg:width="25.199cm" svg:height="3.506cm" svg:x="1.4cm" svg:y="0.837cm" presentation:class="title">
          <draw:text-box>
            <text:p><text:span text:style-name="T3">SONBOL</text:span></text:p>
          </draw:text-box>
        </draw:frame>
        <draw:frame presentation:style-name="pr5" draw:text-style-name="P4" draw:layer="layout" svg:width="25.199cm" svg:height="12.179cm" svg:x="1.4cm" svg:y="4.914cm" presentation:class="outline" presentation:user-transformed="true">
          <draw:text-box>
            <text:list text:style-name="L3">
              <text:list-item>
                <text:p><text:span text:style-name="T4">Developed by David Farber, Ralph Griswold and Ivan Polonsky at Bell Telephone Laboratories in 1962</text:span></text:p>
              </text:list-item>
              <text:list-item>
                <text:p><text:span text:style-name="T4">SNOBOL4 in 1967</text:span></text:p>
              </text:list-item>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text-style-name="P1" draw:layer="layout" svg:width="25.199cm" svg:height="3.506cm" svg:x="1.4cm" svg:y="0.837cm" presentation:class="title">
          <draw:text-box>
            <text:p><text:span text:style-name="T1">SONBOL 4</text:span></text:p>
          </draw:text-box>
        </draw:frame>
        <draw:frame presentation:style-name="pr5" draw:text-style-name="P2" draw:layer="layout" svg:width="25.199cm" svg:height="12.179cm" svg:x="1.4cm" svg:y="4.914cm" presentation:class="outline" presentation:user-transformed="true">
          <draw:text-box>
            <text:list text:style-name="L3">
              <text:list-item>
                <text:p>Has many of the features of dynamic programming: dynamic typing, eval and garbage collection.</text:p>
              </text:list-item>
              <text:list-item>
                <text:p>Pattern data type</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Pattern Data Type</text:p>
          </draw:text-box>
        </draw:frame>
        <draw:frame presentation:style-name="pr5" draw:layer="layout" svg:width="25.199cm" svg:height="12.179cm" svg:x="1.217cm" svg:y="4.914cm" presentation:class="outline" presentation:user-transformed="true">
          <draw:text-box>
            <text:list text:style-name="L3">
              <text:list-item>
                <text:p>Used in string processing</text:p>
              </text:list-item>
              <text:list-item>
                <text:p>Can be as simple as a single character or made up of several pattern operations, character strings, and patterns.</text:p>
              </text:list-item>
              <text:list-item>
                <text:p>May include concatenation and/or alternation operators</text:p>
              </text:list-item>
              <text:list-item>
                <text:p>May include pattern functions.</text:p>
              </text:list-item>
              <text:list-item>
                <text:p>Can make assignments.</text:p>
              </text:list-item>
              <text:list-item>
                <text:p>Goal directed, success and failure.</text:p>
              </text:list-item>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Icon</text:p>
          </draw:text-box>
        </draw:frame>
        <draw:frame presentation:style-name="pr5" draw:layer="layout" svg:width="25.199cm" svg:height="12.179cm" svg:x="1.4cm" svg:y="4.914cm" presentation:class="outline">
          <draw:text-box>
            <text:list text:style-name="L3">
              <text:list-item>
                <text:p>Developed by Ralph Griswold at the University of Arizona</text:p>
              </text:list-item>
              <text:list-item>
                <text:p>Uses the goal directed evaluation.</text:p>
              </text:list-item>
              <text:list-item>
                <text:p>String Data Type.</text:p>
              </text:list-item>
              <text:list-item>
                <text:p>Uses a string scanning system.</text:p>
              </text:list-item>
            </text:list>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String Scanning</text:p>
          </draw:text-box>
        </draw:frame>
        <draw:frame presentation:style-name="pr5" draw:layer="layout" svg:width="25.199cm" svg:height="12.179cm" svg:x="1.4cm" svg:y="4.914cm" presentation:class="outline">
          <draw:text-box>
            <text:list text:style-name="L3">
              <text:list-item>
                <text:p>A string scanning functions are used to manipulate or extract information from a string.</text:p>
              </text:list-item>
              <text:list-item>
                <text:p>Cursor location is advanced when a function is successful.</text:p>
                <text:p/>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Unicon</text:p>
          </draw:text-box>
        </draw:frame>
        <draw:frame presentation:style-name="pr5" draw:layer="layout" svg:width="25.199cm" svg:height="12.179cm" svg:x="1.4cm" svg:y="4.914cm" presentation:class="outline">
          <draw:text-box>
            <text:list text:style-name="L3">
              <text:list-item>
                <text:p>Developed from the Icon source code.</text:p>
              </text:list-item>
              <text:list-item>
                <text:p>Includes modern features such as objects, networks and databases.</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Unicon Patterns</text:p>
          </draw:text-box>
        </draw:frame>
        <draw:frame presentation:style-name="pr5" draw:layer="layout" svg:width="25.199cm" svg:height="12.179cm" svg:x="1.4cm" svg:y="4.914cm" presentation:class="outline">
          <draw:text-box>
            <text:list text:style-name="L3">
              <text:list-item>
                <text:p>Sudarshan Gaikaiwari adopted SNOBOL4 patterns to Unicon in 2005.</text:p>
              </text:list-item>
              <text:list-item>
                <text:p>Included the pattern data type</text:p>
              </text:list-item>
              <text:list-item>
                <text:p>A pattern matching system</text:p>
              </text:list-item>
              <text:list-item>
                <text:p>Included pattern operators</text:p>
              </text:list-item>
              <text:list-item>
                <text:p>Included pattern matching functions</text:p>
              </text:list-item>
            </text:list>
          </draw:text-box>
        </draw:frame>
        <presentation:notes draw:style-name="dp2">
          <draw:page-thumbnail draw:style-name="gr1" draw:layer="layout" svg:width="13.968cm" svg:height="10.476cm" svg:x="3.81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Pattern Match Operator ( ?? )</text:p>
          </draw:text-box>
        </draw:frame>
        <draw:frame presentation:style-name="pr5" draw:layer="layout" svg:width="25.199cm" svg:height="12.179cm" svg:x="1.4cm" svg:y="4.914cm" presentation:class="outline" presentation:user-transformed="true">
          <draw:text-box>
            <text:list text:style-name="L3">
              <text:list-item>
                <text:p>Initializes the pattern matching operation on a subject string</text:p>
              </text:list-item>
              <text:list-item>
                <text:p>subject ?? pattern</text:p>
              </text:list-item>
              <text:list-item>
                <text:p>The pattern must be defined prior to the Pattern Match Operation</text:p>
              </text:list-item>
              <text:list-item>
                <text:p>Suspends the substring that is matched</text:p>
                <text:p/>
              </text:list-item>
            </text:list>
          </draw:text-box>
        </draw:frame>
        <presentation:notes draw:style-name="dp2">
          <draw:page-thumbnail draw:style-name="gr1" draw:layer="layout" svg:width="13.968cm" svg:height="10.476cm" svg:x="3.81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Pattern Definition</text:p>
          </draw:text-box>
        </draw:frame>
        <draw:frame presentation:style-name="pr5" draw:layer="layout" svg:width="25.199cm" svg:height="12.179cm" svg:x="1.4cm" svg:y="4.914cm" presentation:class="outline">
          <draw:text-box>
            <text:list text:style-name="L3">
              <text:list-item>
                <text:p>Is an assignment that contains a pattern.</text:p>
              </text:list-item>
              <text:list-item>
                <text:p>Consists of strings, pattern operators and pattern functions.</text:p>
              </text:list-item>
              <text:list-item>
                <text:p>pattern := Len(3) || “ing” </text:p>
              </text:list-item>
            </text:list>
          </draw:text-box>
        </draw:frame>
        <presentation:notes draw:style-name="dp2">
          <draw:page-thumbnail draw:style-name="gr1" draw:layer="layout" svg:width="13.968cm" svg:height="10.476cm" svg:x="3.81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Pattern Operators</text:p>
          </draw:text-box>
        </draw:frame>
        <draw:frame presentation:style-name="pr5" draw:layer="layout" svg:width="25.199cm" svg:height="12.179cm" svg:x="1.4cm" svg:y="4.914cm" presentation:class="outline" presentation:user-transformed="true">
          <draw:text-box>
            <text:list text:style-name="L3">
              <text:list-item>
                <text:p>Concatenation ( || ): succeeds when the pattern on the left side of the operator is found in the subject string and is followed by the pattern on the right side of the the operator.</text:p>
              </text:list-item>
              <text:list-item>
                <text:p>Alternation ( .| ): succeeds if either the pattern on the left or the pattern on the right succeeds.</text:p>
                <text:p/>
              </text:list-item>
            </text:list>
          </draw:text-box>
        </draw:frame>
        <presentation:notes draw:style-name="dp2">
          <draw:page-thumbnail draw:style-name="gr1" draw:layer="layout" svg:width="13.968cm" svg:height="10.476cm" svg:x="3.81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Patterns</text:p>
          </draw:text-box>
        </draw:frame>
        <draw:frame presentation:style-name="pr5" draw:layer="layout" svg:width="25.199cm" svg:height="12.179cm" svg:x="1.4cm" svg:y="4.914cm" presentation:class="outline" presentation:user-transformed="true">
          <draw:text-box>
            <text:list text:style-name="L3">
              <text:list-header>
                <text:p>Is “bean” or “been” in the string?</text:p>
              </text:list-header>
              <text:list-item>
                <text:p>Both start with “b”</text:p>
              </text:list-item>
              <text:list-item>
                <text:p>Followed by either “ea” or “ee”</text:p>
              </text:list-item>
              <text:list-item>
                <text:p>Ends with “n”</text:p>
                <text:p>define as: <text:s/>pat := “b” || ( “ea” .| “ee” ) || “n”</text:p>
              </text:list-item>
            </text:list>
          </draw:text-box>
        </draw:frame>
        <draw:frame draw:style-name="gr2" draw:text-style-name="P6" draw:layer="layout" svg:width="14.224cm" svg:height="8.165cm" svg:x="6.096cm" svg:y="12.409cm">
          <text:p/>
          <draw:object xlink:href="../bean.odg" xlink:type="simple" xlink:show="embed" xlink:actuate="onLoad"/>
          <draw:image xlink:href="./ObjectReplacements/Object 1" xlink:type="simple" xlink:show="embed" xlink:actuate="onLoad"/>
        </draw:frame>
        <presentation:notes draw:style-name="dp2">
          <draw:page-thumbnail draw:style-name="gr1" draw:layer="layout" svg:width="13.968cm" svg:height="10.476cm" svg:x="3.81cm" svg:y="2.123cm" draw:page-number="13" presentation:class="page"/>
          <draw:frame presentation:style-name="pr3" draw:text-style-name="P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draw:style-name="gr2" draw:layer="layout" svg:width="15.872cm" svg:height="7.532cm" svg:x="5.21cm" svg:y="4.66cm" presentation:class="object" presentation:user-transformed="true">
          <text:p/>
          <draw:object xlink:href="../bean.odg" xlink:type="simple" xlink:show="embed" xlink:actuate="onLoad"/>
          <draw:image xlink:href="./ObjectReplacements/Object 2" xlink:type="simple" xlink:show="embed" xlink:actuate="onLoad"/>
        </draw:frame>
        <draw:frame presentation:style-name="pr1" draw:layer="layout" svg:width="25.199cm" svg:height="3.506cm" svg:x="1.4cm" svg:y="0.837cm" presentation:class="title">
          <draw:text-box>
            <text:p>Pattern Match Example</text:p>
          </draw:text-box>
        </draw:frame>
        <draw:frame draw:style-name="gr3" draw:layer="layout" svg:width="25.146cm" svg:height="2.384cm" svg:x="1.016cm" svg:y="4.318cm">
          <draw:text-box>
            <text:p>str := “I've been there!”</text:p>
            <text:p/>
            <text:p>str ?? pat</text:p>
          </draw:text-box>
        </draw:frame>
        <draw:frame draw:style-name="gr4" draw:layer="layout" svg:width="5.842cm" svg:height="6.65cm" svg:x="9.144cm" svg:y="11.004cm">
          <draw:text-box>
            <text:p><text:span text:style-name="T5">I</text:span><text:span text:style-name="T6">'ve</text:span><text:span text:style-name="T7"> </text:span><text:span text:style-name="T6">been there!</text:span></text:p>
            <text:p><text:span text:style-name="T6">I</text:span><text:span text:style-name="T5">'</text:span><text:span text:style-name="T6">ve</text:span><text:span text:style-name="T7"> </text:span><text:span text:style-name="T6">been there!</text:span></text:p>
            <text:p><text:span text:style-name="T6">I'</text:span><text:span text:style-name="T5">v</text:span><text:span text:style-name="T6">e</text:span><text:span text:style-name="T8"> </text:span><text:span text:style-name="T6">been there!</text:span></text:p>
            <text:p><text:span text:style-name="T6">I'v</text:span><text:span text:style-name="T5">e</text:span><text:span text:style-name="T8"> </text:span><text:span text:style-name="T6">been there!</text:span></text:p>
            <text:p><text:span text:style-name="T6">I've</text:span><text:span text:style-name="T9">_</text:span><text:span text:style-name="T6">been there!</text:span></text:p>
            <text:p><text:span text:style-name="T6">I've</text:span><text:span text:style-name="T7"> b</text:span>een there!</text:p>
            <text:p><text:span text:style-name="T6">I've</text:span><text:span text:style-name="T7"> </text:span><text:span text:style-name="T10">b</text:span><text:span text:style-name="T5">ee</text:span>n there!</text:p>
            <text:p><text:span text:style-name="T6">I've</text:span><text:span text:style-name="T7"> </text:span><text:span text:style-name="T10">b</text:span><text:span text:style-name="T7">ee</text:span>n there!</text:p>
            <text:p><text:span text:style-name="T6">I've</text:span><text:span text:style-name="T7"> </text:span><text:span text:style-name="T10">b</text:span><text:span text:style-name="T11">ee</text:span><text:span text:style-name="T7">n</text:span> there!</text:p>
          </draw:text-box>
        </draw:frame>
        <draw:frame draw:style-name="gr5" draw:layer="layout" svg:width="6.604cm" svg:height="8.343cm" svg:x="3.556cm" svg:y="11.043cm">
          <draw:text-box>
            <text:p>Is there a “b” ?</text:p>
            <text:p>Is there a “b” ?</text:p>
            <text:p>Is there a “b” ?</text:p>
            <text:p>Is there a “b” ?</text:p>
            <text:p>Is there a “b” ?</text:p>
            <text:p>Is there a “b” ?</text:p>
            <text:p>Is there a “ea” ?</text:p>
            <text:p>Is there a “ee” ?</text:p>
            <text:p>Is there an “n” ?</text:p>
            <text:p>Pattern Matched </text:p>
            <text:p/>
          </draw:text-box>
        </draw:frame>
        <draw:frame draw:style-name="gr5" draw:text-style-name="P7" draw:layer="layout" svg:width="10.922cm" svg:height="8.783cm" svg:x="14.732cm" svg:y="11.029cm">
          <draw:text-box>
            <text:p><text:span text:style-name="T12">Fail, move cursor forward</text:span></text:p>
            <text:p><text:span text:style-name="T12">Fail, move cursor forward</text:span></text:p>
            <text:p><text:span text:style-name="T12">Fail, move cursor forward</text:span></text:p>
            <text:p><text:span text:style-name="T12">Fail, move cursor forward</text:span></text:p>
            <text:p><text:span text:style-name="T12">Fail, move cursor forward</text:span></text:p>
            <text:p><text:span text:style-name="T10">Success, move cursor forward</text:span></text:p>
            <text:p><text:span text:style-name="T12">Fail, go back try alternative</text:span></text:p>
            <text:p><text:span text:style-name="T10">Success, move cursor forward</text:span></text:p>
            <text:p><text:span text:style-name="T10">Success, move cursor forward</text:span></text:p>
            <text:p><text:span text:style-name="T13">Suspend “been”</text:span></text:p>
            <text:p><text:span text:style-name="T10"/></text:p>
            <text:p><text:span text:style-name="T12"/></text:p>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Design Considerations</text:p>
          </draw:text-box>
        </draw:frame>
        <draw:frame presentation:style-name="pr5" draw:layer="layout" svg:width="25.199cm" svg:height="12.179cm" svg:x="1.4cm" svg:y="4.914cm" presentation:class="outline">
          <draw:text-box>
            <text:list text:style-name="L3">
              <text:list-item>
                <text:p>What parameters are necessary for their execution?</text:p>
              </text:list-item>
              <text:list-item>
                <text:p>From what environment are they being called?</text:p>
              </text:list-item>
              <text:list-item>
                <text:p>How are they going to be utilized?</text:p>
              </text:list-item>
              <text:list-item>
                <text:p>Under what conditions are they utilized?</text:p>
              </text:list-item>
              <text:list-item>
                <text:p>Are the operators and function lexemes consistent with Unicon?</text:p>
              </text:list-item>
            </text:list>
          </draw:text-box>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Pattern matching statements</text:p>
          </draw:text-box>
        </draw:frame>
        <draw:frame presentation:style-name="pr5" draw:layer="layout" svg:width="25.199cm" svg:height="12.179cm" svg:x="1.4cm" svg:y="4.914cm" presentation:class="outline">
          <draw:text-box>
            <text:list text:style-name="L3">
              <text:list-item>
                <text:p>string scanning statement is </text:p>
                <text:p>subject ? Expression</text:p>
              </text:list-item>
              <text:list-item>
                <text:p>The string scanning operation starts at the first cursor location.</text:p>
              </text:list-item>
              <text:list-item>
                <text:p>Patterns can be executed in either Anchored (requiring the first item to match) or Unanchored (like the previous example)</text:p>
              </text:list-item>
              <text:list-item>
                <text:p>a lexically consistant pattern match statement is as follows:</text:p>
                <text:p>subject ?? pattern</text:p>
              </text:list-item>
            </text:list>
          </draw:text-box>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Pattern Match <text:line-break/>within String Scanning</text:p>
          </draw:text-box>
        </draw:frame>
        <draw:frame presentation:style-name="pr5" draw:layer="layout" svg:width="25.199cm" svg:height="12.179cm" svg:x="1.4cm" svg:y="4.914cm" presentation:class="outline">
          <draw:text-box>
            <text:list text:style-name="L3">
              <text:list-item>
                <text:p>Cursor location in the subject string is known</text:p>
              </text:list-item>
              <text:list-item>
                <text:p>Cursor location is adjusted on an express succeeds</text:p>
              </text:list-item>
              <text:list-item>
                <text:p>Pattern match is to be performed starting on the next character in the subject string</text:p>
              </text:list-item>
              <text:list-item>
                <text:p>Therefore the Anchored mode is used, with the cursor location.</text:p>
              </text:list-item>
            </text:list>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String Scanning <text:line-break/>within Patterns</text:p>
          </draw:text-box>
        </draw:frame>
        <draw:frame presentation:style-name="pr5" draw:layer="layout" svg:width="25.199cm" svg:height="12.179cm" svg:x="1.4cm" svg:y="4.914cm" presentation:class="outline">
          <draw:text-box>
            <text:list text:style-name="L3">
              <text:list-item>
                <text:p>Regular pattern matches are performed in the Unanchored mode.</text:p>
              </text:list-item>
              <text:list-item>
                <text:p>Gaikaiwari's pattern matching facilities allow for single depth function calls in unevaluated expressions. <text:s/>ex. <text:span text:style-name="T10">func(var) </text:span></text:p>
              </text:list-item>
              <text:list-item>
                <text:p>String scanning functions often have a depth greater than one. <text:s/>ex. <text:span text:style-name="T10">tab(upto('e')) </text:span></text:p>
              </text:list-item>
              <text:list-item>
                <text:p>The unevaluated expressions implementation needs to revised to handle more complex function calls.</text:p>
              </text:list-item>
            </text:list>
          </draw:text-box>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Pattern Operators</text:p>
          </draw:text-box>
        </draw:frame>
        <draw:frame draw:style-name="gr2" draw:layer="layout" svg:width="21.763cm" svg:height="6.35cm" svg:x="3.048cm" svg:y="7.112cm">
          <text:p/>
          <draw:object xlink:href="../OperatorTable.ods" xlink:type="simple" xlink:show="embed" xlink:actuate="onLoad"/>
          <draw:image xlink:href="./ObjectReplacements/Object 3" xlink:type="simple" xlink:show="embed" xlink:actuate="onLoad"/>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Concatenation</text:p>
          </draw:text-box>
        </draw:frame>
        <draw:frame presentation:style-name="pr5" draw:layer="layout" svg:width="25.199cm" svg:height="12.179cm" svg:x="1.4cm" svg:y="4.914cm" presentation:class="outline">
          <draw:text-box>
            <text:list text:style-name="L3">
              <text:list-item>
                <text:p>String concatenation and pattern concatenation are similar in that the string or patter on the left is followed by the string or pattern on the right.</text:p>
              </text:list-item>
              <text:list-item>
                <text:p>String concatenation joins strings</text:p>
              </text:list-item>
              <text:list-item>
                <text:p>Pattern concatenation finds the pattern on the left which is followed by the pattern on the right.</text:p>
              </text:list-item>
              <text:list-item>
                <text:p>Icon string concatenation operator || is used for pattern concatenation.</text:p>
              </text:list-item>
              <text:list-item>
                <text:p>The concatenation operator had to modified to recognize to identify when a pattern was being concatenated.</text:p>
              </text:list-item>
            </text:list>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draw:text-box>
            <text:p>Assignment Operators</text:p>
          </draw:text-box>
        </draw:frame>
        <draw:frame presentation:style-name="pr5" draw:layer="layout" svg:width="25.199cm" svg:height="12.179cm" svg:x="1.4cm" svg:y="4.914cm" presentation:class="outline">
          <draw:text-box>
            <text:list text:style-name="L3">
              <text:list-item>
                <text:p>Changed to use the &gt; symbol to represent the assignment lexically</text:p>
              </text:list-item>
            </text:list>
          </draw:text-box>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p>Pattern Functions</text:p>
          </draw:text-box>
        </draw:frame>
        <draw:frame draw:style-name="gr2" draw:layer="layout" svg:width="10.674cm" svg:height="12.097cm" svg:x="8.382cm" svg:y="4.914cm">
          <text:p/>
          <draw:object xlink:href="../FunctionTable.ods" xlink:type="simple" xlink:show="embed" xlink:actuate="onLoad"/>
          <draw:image xlink:href="./ObjectReplacements/Object 4" xlink:type="simple" xlink:show="embed" xlink:actuate="onLoad"/>
        </draw:frame>
        <presentation:notes draw:style-name="dp2">
          <draw:page-thumbnail draw:style-name="gr1"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draw:text-box>
            <text:p>Index Related Functions</text:p>
          </draw:text-box>
        </draw:frame>
        <draw:frame presentation:style-name="pr5" draw:layer="layout" svg:width="25.199cm" svg:height="12.179cm" svg:x="1.4cm" svg:y="4.914cm" presentation:class="outline" presentation:user-transformed="true">
          <draw:text-box>
            <text:list text:style-name="L3">
              <text:list-item>
                <text:p><text:span text:style-name="T2">Unicon cursor/index locations:</text:span></text:p>
              </text:list-item>
            </text:list>
            <text:p><text:span text:style-name="T14"><text:s text:c="5"/></text:span><text:span text:style-name="T14">-6 -5 <text:s/>-4 <text:s/>-3 <text:s/>-2 <text:s/>-1 <text:s text:c="2"/>0</text:span></text:p>
            <text:p><text:span text:style-name="T14"><text:s text:c="5"/></text:span><text:span text:style-name="T14">| U | n | i | c | o | n |</text:span></text:p>
            <text:p><text:span text:style-name="T14"><text:s text:c="5"/></text:span><text:span text:style-name="T14">1 <text:s text:c="2"/>2 <text:s text:c="2"/>3 <text:s text:c="2"/>4 <text:s text:c="2"/>5 <text:s text:c="2"/>6 <text:s text:c="2"/>7</text:span></text:p>
            <text:list text:continue-numbering="true" text:style-name="L3">
              <text:list-item>
                <text:p><text:span text:style-name="T15">Pattern cursor/index locations:</text:span></text:p>
              </text:list-item>
            </text:list>
            <text:p><text:span text:style-name="T14"><text:s text:c="5"/></text:span><text:span text:style-name="T14">6 <text:s text:c="2"/>5 <text:s text:c="2"/>4 <text:s text:c="2"/>3 <text:s text:c="2"/>2 <text:s text:c="2"/>1 <text:s text:c="2"/>0</text:span></text:p>
            <text:p><text:span text:style-name="T14"><text:s text:c="5"/></text:span><text:span text:style-name="T14">| U | n | i | c | o | n |</text:span></text:p>
            <text:p><text:span text:style-name="T14"><text:s text:c="5"/></text:span><text:span text:style-name="T14">1 <text:s text:c="2"/>2 <text:s text:c="2"/>3 <text:s text:c="2"/>4 <text:s text:c="2"/>5 <text:s text:c="2"/>6 <text:s text:c="2"/>7</text:span></text:p>
            <text:list text:continue-numbering="true" text:style-name="L3">
              <text:list-item>
                <text:p><text:span text:style-name="T15">The Pattern cursor locations changed to the Unicon standard</text:span></text:p>
              </text:list-item>
              <text:list-item>
                <text:p><text:span text:style-name="T15">Index related functions Pos() and Tab() where changed to accept negative numbers.</text:span></text:p>
              </text:list-item>
            </text:list>
          </draw:text-box>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draw:text-box>
            <text:p>Backtracking and Terminating Functions</text:p>
          </draw:text-box>
        </draw:frame>
        <draw:frame presentation:style-name="pr5" draw:layer="layout" svg:width="25.199cm" svg:height="12.179cm" svg:x="1.4cm" svg:y="4.914cm" presentation:class="outline">
          <draw:text-box>
            <text:list text:style-name="L3">
              <text:list-item>
                <text:p>fail is already taken as a reserved word in Unicon</text:p>
              </text:list-item>
              <text:list-item>
                <text:p>The C code of the implementation has a macro called Fail.</text:p>
              </text:list-item>
              <text:list-item>
                <text:p>SNOBOL function FAIL sends the pattern match operation back in the pattern to try another alternative, if there is one.</text:p>
              </text:list-item>
              <text:list-item>
                <text:p>Back() was chosen.</text:p>
              </text:list-item>
              <text:list-item>
                <text:p>SNOBOL function ABORT cancels the pattern matching operation, not the entire program.</text:p>
              </text:list-item>
              <text:list-item>
                <text:p>Cancel() was chosen. </text:p>
              </text:list-item>
            </text:list>
          </draw:text-box>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Implementation</text:p>
          </draw:text-box>
        </draw:frame>
        <draw:frame presentation:style-name="pr5" draw:layer="layout" svg:width="25.199cm" svg:height="12.179cm" svg:x="1.4cm" svg:y="4.914cm" presentation:class="outline">
          <draw:text-box>
            <text:list text:style-name="L3">
              <text:list-item>
                <text:p>Modify Unicon's runtime to execute pattern matching in the anchored mode when a pattern operand is used with the tabmat operator in a string scanning environment.</text:p>
              </text:list-item>
              <text:list-item>
                <text:p>Modify the unevaluated expression operand in the pattern matching operation to handle nested function calls within <text:s/>parameters; as used in string scanning function calls.</text:p>
              </text:list-item>
              <text:list-item>
                <text:p>Modify patterns to work off of the &amp;subject and &amp;pos keywords.</text:p>
              </text:list-item>
              <text:list-item>
                <text:p>Modify the pattern source files to address the functional changes for Pos(n) and Tab(n).</text:p>
              </text:list-item>
              <text:list-item>
                <text:p>Modify function definitions for the Unicon build.</text:p>
              </text:list-item>
              <text:list-item>
                <text:p>Modify the concatenation operator to function with patterns.</text:p>
              </text:list-item>
            </text:list>
          </draw:text-box>
        </draw:frame>
        <presentation:notes draw:style-name="dp2">
          <draw:page-thumbnail draw:style-name="gr1"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lwgMono" svg:font-family="Tlwg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Ital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03T13:23:33.578357240</meta:creation-date>
    <dc:date>2015-05-03T19:00:33.075532080</dc:date>
    <meta:editing-duration>PT4H49M28S</meta:editing-duration>
    <meta:editing-cycles>8</meta:editing-cycles>
    <meta:generator>LibreOffice/4.2.8.2$Linux_X86_64 LibreOffice_project/420m0$Build-2</meta:generator>
    <meta:document-statistic meta:object-count="126"/>
  </office:meta>
</office:document-meta>
</file>